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efa2" officeooo:paragraph-rsid="0000ef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72274509" text:style-name="L1">
        <text:list-item>
          <text:p text:style-name="P1">Interface Bows Formula 1</text:p>
        </text:list-item>
        <text:list-item>
          <text:p text:style-name="P1">Interface First Catering LTD</text:p>
        </text:list-item>
        <text:list-item>
          <text:p text:style-name="P1">UI Company registration</text:p>
        </text:list-item>
        <text:list-item>
          <text:p text:style-name="P1">UI employee registration</text:p>
        </text:list-item>
        <text:list-item>
          <text:p text:style-name="P1">Common interface owned by First Catering handling company reque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0-06T13:23:15.778000000</dc:date>
    <meta:editing-duration>PT2M8S</meta:editing-duration>
    <meta:editing-cycles>1</meta:editing-cycles>
    <meta:document-statistic meta:table-count="0" meta:image-count="0" meta:object-count="0" meta:page-count="1" meta:paragraph-count="5" meta:word-count="28" meta:character-count="175" meta:non-whitespace-character-count="157"/>
  </office:meta>
</office:document-meta>
</file>